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5e8" officeooo:paragraph-rsid="0004b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ten 20191015 18: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32:06.266000000</meta:creation-date>
    <dc:date>2019-10-15T18:32:46.706000000</dc:date>
    <meta:editing-duration>PT40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2.7.1$Windows_X86_64 LibreOffice_project/23edc44b61b830b7d749943e020e96f5a7df63bf</meta:generator>
  </office:meta>
</office:document-meta>
</file>